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0270" officeooo:paragraph-rsid="00190270"/>
    </style:style>
    <style:style style:name="P2" style:family="paragraph" style:parent-style-name="Standard">
      <style:text-properties style:text-underline-style="none" officeooo:rsid="001a9102" officeooo:paragraph-rsid="001a9102"/>
    </style:style>
    <style:style style:name="P3" style:family="paragraph" style:parent-style-name="Standard">
      <style:text-properties style:text-underline-style="none" officeooo:rsid="001d10cb" officeooo:paragraph-rsid="001d10cb"/>
    </style:style>
    <style:style style:name="P4" style:family="paragraph" style:parent-style-name="Standard">
      <style:text-properties style:text-underline-style="none" officeooo:rsid="001e9bcb" officeooo:paragraph-rsid="001e9bcb"/>
    </style:style>
    <style:style style:name="P5" style:family="paragraph" style:parent-style-name="Standard">
      <style:text-properties style:text-underline-style="none" officeooo:rsid="001e9bcb" officeooo:paragraph-rsid="002272bd"/>
    </style:style>
    <style:style style:name="P6" style:family="paragraph" style:parent-style-name="Standard">
      <style:text-properties style:text-underline-style="none" fo:font-weight="bold" officeooo:rsid="001a9102" officeooo:paragraph-rsid="001a9102" style:font-weight-asian="bold" style:font-weight-complex="bold"/>
    </style:style>
    <style:style style:name="P7" style:family="paragraph" style:parent-style-name="Standard">
      <style:text-properties style:text-underline-style="none" fo:font-weight="bold" officeooo:rsid="001d10cb" officeooo:paragraph-rsid="001d10cb" style:font-weight-asian="bold" style:font-weight-complex="bold"/>
    </style:style>
    <style:style style:name="P8" style:family="paragraph" style:parent-style-name="Standard">
      <style:text-properties style:text-underline-style="none" fo:font-weight="bold" officeooo:rsid="001e9bcb" officeooo:paragraph-rsid="001e9bcb" style:font-weight-asian="bold" style:font-weight-complex="bold"/>
    </style:style>
    <style:style style:name="P9" style:family="paragraph" style:parent-style-name="Standard">
      <style:text-properties style:text-underline-style="none" fo:font-weight="bold" officeooo:rsid="001e9bcb" officeooo:paragraph-rsid="002272bd" style:font-weight-asian="bold" style:font-weight-complex="bold"/>
    </style:style>
    <style:style style:name="P10" style:family="paragraph" style:parent-style-name="Standard">
      <style:text-properties style:text-underline-style="none" fo:font-weight="bold" officeooo:rsid="00207489" officeooo:paragraph-rsid="00207489" style:font-weight-asian="bold" style:font-weight-complex="bold"/>
    </style:style>
    <style:style style:name="P11" style:family="paragraph" style:parent-style-name="Standard">
      <style:text-properties style:text-underline-style="none" fo:font-weight="bold" officeooo:rsid="00234395" officeooo:paragraph-rsid="00234395" style:font-weight-asian="bold" style:font-weight-complex="bold"/>
    </style:style>
    <style:style style:name="P12" style:family="paragraph" style:parent-style-name="Standard">
      <style:text-properties style:text-underline-style="none" officeooo:rsid="001f72e5" officeooo:paragraph-rsid="001f72e5"/>
    </style:style>
    <style:style style:name="P13" style:family="paragraph" style:parent-style-name="Standard">
      <style:text-properties style:text-underline-style="none" officeooo:rsid="00207489" officeooo:paragraph-rsid="00207489"/>
    </style:style>
    <style:style style:name="P14" style:family="paragraph" style:parent-style-name="Standard">
      <style:text-properties style:text-underline-style="none" officeooo:rsid="00234395" officeooo:paragraph-rsid="00234395"/>
    </style:style>
    <style:style style:name="P15" style:family="paragraph" style:parent-style-name="Standard">
      <style:text-properties style:text-underline-style="none" officeooo:rsid="0024218b" officeooo:paragraph-rsid="0024218b"/>
    </style:style>
    <style:style style:name="P16" style:family="paragraph" style:parent-style-name="Standard">
      <style:text-properties style:text-underline-style="none" officeooo:rsid="00261b60" officeooo:paragraph-rsid="00261b60"/>
    </style:style>
    <style:style style:name="P17" style:family="paragraph" style:parent-style-name="Standard">
      <style:text-properties style:text-underline-style="none" officeooo:rsid="00278017" officeooo:paragraph-rsid="00278017"/>
    </style:style>
    <style:style style:name="P18" style:family="paragraph" style:parent-style-name="Standard">
      <style:text-properties officeooo:paragraph-rsid="001b646a"/>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bold" officeooo:paragraph-rsid="001b646a" style:font-weight-asian="bold" style:font-weight-complex="bold"/>
    </style:style>
    <style:style style:name="P21" style:family="paragraph" style:parent-style-name="Standard">
      <style:text-properties fo:font-weight="bold" officeooo:rsid="00190270" officeooo:paragraph-rsid="00190270"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officeooo:rsid="0029bf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XPath tracta els fitxers XML com si fossin un arbre, d'una manera molt semblant com s'estructuren els directoris de fitxers en Linux. Per exemple, imagina que volem veure tots els elements de tipus professor. Com ho faríem? Per fer-ho escrivim: </text:p>
      <text:p text:style-name="P18">cat /classe/professors/professor</text:p>
      <text:p text:style-name="Standard"/>
      <text:p text:style-name="P19">- Què faries per obtenir tots els elements de tipus alumne?</text:p>
      <text:p text:style-name="P1">cat /classe/alumnes/alumne</text:p>
      <text:p text:style-name="P1"/>
      <text:p text:style-name="P21">- Què faries per obtenir el nom de tots els professors?</text:p>
      <text:p text:style-name="P2">cat /classe/professors/professor/nom</text:p>
      <text:p text:style-name="P2"/>
      <text:p text:style-name="P6">2. Diferents elements poden ser combinats amb el separador '|'. Què faries per obtenir el nom de tots els alumnes i els cognoms de tots els professors?</text:p>
      <text:p text:style-name="P3">cat /classe/alumnes/alumne/nom | /classe/professors/professor/cognom</text:p>
      <text:p text:style-name="P3"/>
      <text:p text:style-name="P7">3. Amb XPath es poden fer servir els claudàtors [] en qualsevol lloc de l’expressió per fer determinar quina de les branques es triarà: alumne[1], alumne[2]… Quina expressió escriuries per obtenir el nom del segon element alumne?</text:p>
      <text:p text:style-name="P4">cat /classe/alumnes/alumne[2]/nom</text:p>
      <text:p text:style-name="P4"/>
      <text:p text:style-name="P8">4. També entre claudàtors[] podem incloure funcions per seleccionar determinats elements, com per exemple: last(). Què faries per obtenir la nota del primer i últim alumne del XML?</text:p>
      <text:p text:style-name="P12">cat /classe/alumnes/alumne[1]/nota | /classe/alumnes/alumne[last()]/nota</text:p>
      <text:p text:style-name="P4"/>
      <text:p text:style-name="P8">5. També podem utilitzar la funció [position()] per seleccionar alguns elements. Cerca com ferho per seleccionar les notes dels 3 primers alumnes.</text:p>
      <text:p text:style-name="P13">cat /classe/alumnes/alumne[position()<text:span text:style-name="T2">&lt;</text:span>=<text:span text:style-name="T2">3</text:span>]/nota/<text:span text:style-name="T2">text()</text:span></text:p>
      <text:p text:style-name="P13"/>
      <text:p text:style-name="P10">6. Amb Xpath també podem aconseguir els valors dels atributs dels elements. Per fe-ho fem servir el símbol @ davant del nom un cop s’hagi arribat a l’element que el conté. Per exemple, imagina que només volem el cognom del professor que és tutor. Faríem: <text:tab/><text:tab/><text:tab/><text:tab/><text:tab/>/classe/professors/professor[@tutor="si"]/cognom</text:p>
      <text:p text:style-name="P5"/>
      <text:p text:style-name="P9">- Què faries per obtenir el nom de l'alumne que és delegat?</text:p>
      <text:p text:style-name="P14">cat /classe/alumnes/alumne[@delegat="si"]/nom</text:p>
      <text:p text:style-name="P14"/>
      <text:p text:style-name="P11">- Què faries per obtenir el cognom dels alumnes que estan aprovats?</text:p>
      <text:p text:style-name="P15">cat /classe/alumnes/alumne[@aprovat="si"]/cognom</text:p>
      <text:p text:style-name="P15"/>
      <text:p text:style-name="P11">- Què faries per obtenir la nota del segon alumne aprovat que apareix en el XML?</text:p>
      <text:p text:style-name="P16">cat /classe/alumnes/alumne[@aprovat="si"] [position()=2]/nota</text:p>
      <text:p text:style-name="P14"/>
      <text:p text:style-name="P11">- Què faries per obtenir el valor de l'atribut aprovat d'aquell alumne que és delegat?</text:p>
      <text:p text:style-name="P17">cat /classe/alumnes/alumne[@delegat="si"]/@apr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3:05:11.864568381</meta:creation-date>
    <dc:date>2017-02-14T14:00:13.206766760</dc:date>
    <meta:editing-duration>PT54M53S</meta:editing-duration>
    <meta:editing-cycles>18</meta:editing-cycles>
    <meta:generator>LibreOffice/5.1.4.2$Linux_X86_64 LibreOffice_project/10m0$Build-2</meta:generator>
    <meta:document-statistic meta:table-count="0" meta:image-count="0" meta:object-count="0" meta:page-count="1" meta:paragraph-count="23" meta:word-count="304" meta:character-count="2191" meta:non-whitespace-character-count="1904"/>
  </office:meta>
</office:document-meta>
</file>